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500000209FEEADF8A7611B80D.png" manifest:media-type="image/png"/>
  <manifest:file-entry manifest:full-path="Pictures/100000000000027B00000230765946422F03B996.png" manifest:media-type="image/png"/>
  <manifest:file-entry manifest:full-path="Pictures/10000000000001E50000015E3B974064C7E515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bccc6" style:font-name="Droid Sans Mono" fo:font-size="10.5pt" fo:font-weight="normal" fo:background-color="#1f2430"/>
    </style:style>
    <style:style style:name="P2" style:family="paragraph" style:parent-style-name="Standard">
      <style:text-properties officeooo:rsid="000f0de2" officeooo:paragraph-rsid="000f0de2"/>
    </style:style>
    <style:style style:name="P3" style:family="paragraph" style:parent-style-name="Standard">
      <style:text-properties officeooo:rsid="000f9d5f" officeooo:paragraph-rsid="000f9d5f"/>
    </style:style>
    <style:style style:name="P4" style:family="paragraph" style:parent-style-name="Standard">
      <style:text-properties officeooo:rsid="000f9d5f" officeooo:paragraph-rsid="000f9d5f"/>
    </style:style>
    <style:style style:name="P5" style:family="paragraph" style:parent-style-name="Standard">
      <style:text-properties fo:font-weight="bold" officeooo:rsid="000fc0f3" officeooo:paragraph-rsid="000fc0f3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rface porps</text:p>
      <text:p text:style-name="Standard"/>
      <text:p text:style-name="P1"><draw:frame draw:style-name="fr2" draw:name="Image1" text:anchor-type="char" svg:width="5.0516in" svg:height="3.6453in" draw:z-index="0"><draw:image xlink:href="Pictures/10000000000001E50000015E3B974064C7E515B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2" draw:name="Image2" text:anchor-type="char" svg:width="6.6134in" svg:height="5.8319in" draw:z-index="1"><draw:image xlink:href="Pictures/100000000000027B00000230765946422F03B996.png" xlink:type="simple" xlink:show="embed" xlink:actuate="onLoad" loext:mime-type="image/png"/></draw:frame><text:soft-page-break/>both are equivalent</text:p>
      <text:p text:style-name="P3"/>
      <text:p text:style-name="P3"/>
      <text:p text:style-name="P3"/>
      <text:p text:style-name="P5"><text:soft-page-break/>state interface<draw:frame draw:style-name="fr1" draw:name="Image3" text:anchor-type="char" svg:width="6.6929in" svg:height="4.8098in" draw:z-index="2"><draw:image xlink:href="Pictures/10000000000002D500000209FEEADF8A7611B80D.png" xlink:type="simple" xlink:show="embed" xlink:actuate="onLoad" loext:mime-type="image/png"/></draw:frame> 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8:34:33.959387009</meta:creation-date>
    <meta:generator>LibreOffice/6.4.7.2$Linux_X86_64 LibreOffice_project/40$Build-2</meta:generator>
    <dc:date>2022-01-14T11:40:46.903115485</dc:date>
    <meta:editing-duration>PT1H14M38S</meta:editing-duration>
    <meta:editing-cycles>4</meta:editing-cycles>
    <meta:document-statistic meta:table-count="0" meta:image-count="3" meta:object-count="0" meta:page-count="3" meta:paragraph-count="3" meta:word-count="7" meta:character-count="50" meta:non-whitespace-character-count="45"/>
  </office:meta>
</office:document-meta>
</file>